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Whit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</table:table-row>
        <table:table-row table:style-name="ro2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</table:table-row>
        <table:table-row table:style-name="ro2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G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</table:table-row>
        <table:table-row table:style-name="ro2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2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Blu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</table:table-row>
        <table:table-row table:style-name="ro2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2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10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3T10:49:48.14</dc:date>
    <dc:creator>Alan Wolfe</dc:creator>
    <meta:editing-duration>PT58M49S</meta:editing-duration>
    <meta:editing-cycles>3</meta:editing-cycles>
    <meta:generator>OpenOffice/4.1.3$Win32 OpenOffice.org_project/413m1$Build-9783</meta:generator>
    <meta:document-statistic meta:table-count="3" meta:cell-count="189" meta:object-count="0"/>
  </office:meta>
</office:document-meta>
</file>